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9.656cm" fo:min-width="15.121cm" draw:shadow="visible" draw:shadow-offset-x="0.102cm" draw:shadow-offset-y="0.10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356cm" fo:min-width="14.06cm" draw:shadow="visible" draw:shadow-offset-x="0.102cm" draw:shadow-offset-y="0.102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356cm" fo:min-width="4.916cm" draw:shadow="visible" draw:shadow-offset-x="0.102cm" draw:shadow-offset-y="0.10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6cm" fo:min-width="4.916cm" draw:shadow="visible" draw:shadow-offset-x="0.102cm" draw:shadow-offset-y="0.10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10.409cm" fo:min-width="20.7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9.279cm" draw:shadow="visible" draw:shadow-offset-x="0.102cm" draw:shadow-offset-y="0.102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12.708cm" draw:shadow="visible" draw:shadow-offset-x="0.102cm" draw:shadow-offset-y="0.102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6.231cm" draw:shadow="visible" draw:shadow-offset-x="0.102cm" draw:shadow-offset-y="0.102cm"/>
    </style:style>
    <style:style style:name="gr15" style:family="graphic" style:parent-style-name="standard">
      <style:graphic-properties draw:stroke="none" svg:stroke-color="#000000" draw:fill="none" draw:fill-color="#ffffff" fo:min-height="2.79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19.82cm" draw:shadow="visible" draw:shadow-offset-x="0.102cm" draw:shadow-offset-y="0.102cm"/>
    </style:style>
    <style:style style:name="gr17" style:family="graphic" style:parent-style-name="standard">
      <style:graphic-properties draw:stroke="none" svg:stroke-color="#000000" draw:fill="none" draw:fill-color="#ffffff" fo:min-height="0.844cm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fill="none" draw:fill-color="#ffffff"/>
      <style:paragraph-properties fo:text-align="end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88cm" svg:height="1.651cm" svg:x="4.429cm" svg:y="5.191cm">
          <draw:text-box>
            <text:p text:style-name="P1"><text:s/><text:span text:style-name="T1">Cluster Manager</text:span></text:p>
            <text:p text:style-name="P1"><text:span text:style-name="T1">components</text:span></text:p>
          </draw:text-box>
        </draw:frame>
        <draw:custom-shape draw:style-name="gr2" draw:text-style-name="P3" draw:layer="layout" svg:width="15.621cm" svg:height="9.906cm" svg:x="11.033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732cm" svg:height="1.778cm" svg:x="11.414cm" svg:y="5.064cm">
          <text:p text:style-name="P4">babys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588cm" svg:height="1.778cm" draw:transform="rotate (-1.5707963267949) translate (13.192cm 7.477cm)">
          <text:p text:style-name="P4">ns-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2.303cm" svg:y1="6.842cm" svg:x2="12.303cm" svg:y2="7.477cm">
          <text:p/>
        </draw:line>
        <draw:g>
          <draw:custom-shape draw:style-name="gr6" draw:text-style-name="P3" draw:layer="layout" svg:width="5.588cm" svg:height="1.778cm" draw:transform="rotate (-1.5707963267949) translate (15.804cm 7.477cm)">
            <text:p text:style-name="P4">kv engi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6" draw:layer="layout" svg:x1="14.915cm" svg:y1="6.842cm" svg:x2="14.915cm" svg:y2="7.477cm">
            <text:p/>
          </draw:line>
        </draw:g>
        <draw:g>
          <draw:custom-shape draw:style-name="gr6" draw:text-style-name="P3" draw:layer="layout" svg:width="5.588cm" svg:height="1.778cm" draw:transform="rotate (-1.5707963267949) translate (18.416cm 7.477cm)">
            <text:p text:style-name="P4">servi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6" draw:layer="layout" svg:x1="17.527cm" svg:y1="6.842cm" svg:x2="17.527cm" svg:y2="7.477cm">
            <text:p/>
          </draw:line>
        </draw:g>
        <draw:g>
          <draw:custom-shape draw:style-name="gr6" draw:text-style-name="P3" draw:layer="layout" svg:width="5.588cm" svg:height="1.778cm" draw:transform="rotate (-1.5707963267949) translate (21.027cm 7.477cm)">
            <text:p text:style-name="P4">xdc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6" draw:layer="layout" svg:x1="20.138cm" svg:y1="6.842cm" svg:x2="20.138cm" svg:y2="7.477cm">
            <text:p/>
          </draw:line>
        </draw:g>
        <draw:g>
          <draw:custom-shape draw:style-name="gr6" draw:text-style-name="P3" draw:layer="layout" svg:width="5.588cm" svg:height="1.778cm" draw:transform="rotate (-1.5707963267949) translate (23.639cm 7.477cm)">
            <text:p text:style-name="P4">view engi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6" draw:layer="layout" svg:x1="22.75cm" svg:y1="6.842cm" svg:x2="22.75cm" svg:y2="7.477cm">
            <text:p/>
          </draw:line>
        </draw:g>
        <draw:g>
          <draw:custom-shape draw:style-name="gr6" draw:text-style-name="P3" draw:layer="layout" svg:width="5.588cm" svg:height="1.778cm" draw:transform="rotate (-1.5707963267949) translate (26.146cm 7.477cm)">
            <text:p text:style-name="P4">oth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6" draw:layer="layout" svg:x1="25.257cm" svg:y1="6.842cm" svg:x2="25.257cm" svg:y2="7.477cm">
            <text:p/>
          </draw:line>
        </draw:g>
        <draw:frame draw:style-name="gr7" draw:text-style-name="P7" draw:layer="layout" svg:width="8.128cm" svg:height="0.889cm" svg:x="11.16cm" svg:y="4.048cm">
          <draw:text-box>
            <text:p><text:span text:style-name="T1">Couchbase Server Node</text:span></text:p>
          </draw:text-box>
        </draw:frame>
        <draw:line draw:style-name="gr8" draw:text-style-name="P6" draw:layer="layout" svg:x1="9.89cm" svg:y1="5.953cm" svg:x2="11.414cm" svg:y2="5.953cm">
          <text:p/>
        </draw:line>
        <draw:line draw:style-name="gr8" draw:text-style-name="P6" draw:layer="layout" svg:x1="9.89cm" svg:y1="5.953cm" svg:x2="11.414cm" svg:y2="7.731cm">
          <text:p/>
        </draw:line>
      </draw:page>
      <draw:page draw:name="page2" draw:style-name="dp1" draw:master-page-name="Default">
        <draw:custom-shape draw:style-name="gr9" draw:text-style-name="P5" draw:layer="layout" svg:width="22.352cm" svg:height="11.811cm" svg:x="3.794cm" svg:y="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9.779cm" svg:height="1.651cm" svg:x="4.81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9.525cm" svg:height="1.673cm" svg:x="4.898cm" svg:y="3.761cm">
          <draw:text-box>
            <text:p>REST Administration<text:span text:style-name="T2"> </text:span>(UI &amp; CLI)</text:p>
          </draw:text-box>
        </draw:frame>
        <draw:g>
          <draw:custom-shape draw:style-name="gr12" draw:text-style-name="P3" draw:layer="layout" svg:width="13.208cm" svg:height="1.651cm" svg:x="11.922cm" svg:y="5.4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8" draw:layer="layout" svg:width="8.636cm" svg:height="1.016cm" svg:x="12.176cm" svg:y="5.878cm">
            <draw:text-box>
              <text:p>Per Node Services</text:p>
            </draw:text-box>
          </draw:frame>
        </draw:g>
        <draw:g>
          <draw:custom-shape draw:style-name="gr12" draw:text-style-name="P3" draw:layer="layout" svg:width="13.208cm" svg:height="1.651cm" svg:x="11.922cm" svg:y="7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8" draw:layer="layout" svg:width="8.636cm" svg:height="1.016cm" svg:x="12.176cm" svg:y="7.858cm">
            <draw:text-box>
              <text:p>Per Node Bucket Services</text:p>
            </draw:text-box>
          </draw:frame>
        </draw:g>
        <draw:custom-shape draw:style-name="gr14" draw:text-style-name="P3" draw:layer="layout" svg:width="6.731cm" svg:height="3.556cm" svg:x="4.8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5.842cm" svg:height="3.048cm" svg:x="5.064cm" svg:y="5.953cm">
          <draw:text-box>
            <text:p>Master-Only Services</text:p>
          </draw:text-box>
        </draw:frame>
        <draw:g>
          <draw:custom-shape draw:style-name="gr16" draw:text-style-name="P3" draw:layer="layout" svg:width="20.32cm" svg:height="1.778cm" svg:x="4.81cm" svg:y="9.5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8" draw:layer="layout" svg:width="13.286cm" svg:height="1.094cm" svg:x="5.201cm" svg:y="9.919cm">
            <draw:text-box>
              <text:p>Generic Distributed Facilities</text:p>
            </draw:text-box>
          </draw:frame>
        </draw:g>
        <draw:g>
          <draw:custom-shape draw:style-name="gr16" draw:text-style-name="P3" draw:layer="layout" svg:width="20.32cm" svg:height="1.778cm" svg:x="4.81cm" svg:y="11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8" draw:layer="layout" svg:width="13.286cm" svg:height="1.094cm" svg:x="5.201cm" svg:y="12.078cm">
            <draw:text-box>
              <text:p>Generic Local Facilities</text:p>
            </draw:text-box>
          </draw:frame>
        </draw:g>
        <draw:custom-shape draw:style-name="gr10" draw:text-style-name="P3" draw:layer="layout" svg:width="9.779cm" svg:height="1.651cm" svg:x="14.97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8.636cm" svg:height="1.016cm" svg:x="15.224cm" svg:y="3.794cm">
          <draw:text-box>
            <text:p>Authentic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30T14:08:09.600024000</meta:creation-date>
    <dc:date>2018-05-18T15:27:07.259474000</dc:date>
    <meta:editing-duration>P18DT4M29S</meta:editing-duration>
    <meta:editing-cycles>3</meta:editing-cycles>
    <meta:generator>LibreOffice/6.3.2.2$MacOSX_X86_64 LibreOffice_project/98b30e735bda24bc04ab42594c85f7fd8be07b9c</meta:generator>
    <meta:document-statistic meta:object-count="42"/>
  </office:meta>
</office:document-meta>
</file>